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31d" officeooo:paragraph-rsid="00092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0:28:27.383462400</meta:creation-date>
    <dc:date>2016-08-12T10:28:58.675153447</dc:date>
    <meta:editing-duration>PT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 LibreOffice_project/10m0$Build-2</meta:generator>
  </office:meta>
</office:document-meta>
</file>